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b02a9" officeooo:paragraph-rsid="001b02a9"/>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b02a9" officeooo:paragraph-rsid="001b02a9"/>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b02a9" officeooo:paragraph-rsid="001b02a9"/>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cc69e" officeooo:paragraph-rsid="001cc69e"/>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f2f1c" officeooo:paragraph-rsid="001f2f1c"/>
    </style:style>
    <style:style style:name="P6" style:family="paragraph" style:parent-style-name="Standard">
      <style:paragraph-properties fo:text-align="start" style:justify-single-word="false"/>
      <style:text-properties style:font-name="Arial" style:text-underline-style="none" officeooo:rsid="001cc69e" officeooo:paragraph-rsid="001cc69e"/>
    </style:style>
    <style:style style:name="P7" style:family="paragraph" style:parent-style-name="Standard">
      <style:paragraph-properties fo:text-align="start" style:justify-single-word="false"/>
      <style:text-properties style:font-name="Arial" style:text-underline-style="none" officeooo:rsid="001ead9c" officeooo:paragraph-rsid="001ead9c"/>
    </style:style>
    <style:style style:name="P8" style:family="paragraph" style:parent-style-name="Standard">
      <style:paragraph-properties fo:text-align="start" style:justify-single-word="false"/>
      <style:text-properties style:font-name="Arial" style:text-underline-style="none" officeooo:rsid="001eb473" officeooo:paragraph-rsid="001eb473"/>
    </style:style>
    <style:style style:name="P9" style:family="paragraph" style:parent-style-name="Standard">
      <style:paragraph-properties fo:text-align="start" style:justify-single-word="false"/>
      <style:text-properties style:font-name="Arial" style:text-underline-style="none" officeooo:rsid="001f2f1c" officeooo:paragraph-rsid="001f2f1c"/>
    </style:style>
    <style:style style:name="P10" style:family="paragraph" style:parent-style-name="Standard">
      <style:paragraph-properties fo:text-align="start" style:justify-single-word="false"/>
      <style:text-properties style:font-name="Arial" style:text-underline-style="none" officeooo:rsid="0020e274" officeooo:paragraph-rsid="0020e274"/>
    </style:style>
    <style:style style:name="P11" style:family="paragraph" style:parent-style-name="Standard">
      <style:paragraph-properties fo:text-align="start" style:justify-single-word="false"/>
      <style:text-properties style:font-name="Arial" style:text-underline-style="none" officeooo:rsid="00252752" officeooo:paragraph-rsid="00252752"/>
    </style:style>
    <style:style style:name="P12" style:family="paragraph" style:parent-style-name="Standard">
      <style:paragraph-properties fo:text-align="start" style:justify-single-word="false"/>
      <style:text-properties style:font-name="Arial" style:text-underline-style="none" officeooo:rsid="002bdc20" officeooo:paragraph-rsid="002bdc20"/>
    </style:style>
    <style:style style:name="P13" style:family="paragraph" style:parent-style-name="Standard">
      <style:paragraph-properties fo:text-align="start" style:justify-single-word="false"/>
      <style:text-properties style:font-name="Arial" style:text-underline-style="none" officeooo:rsid="002c3581" officeooo:paragraph-rsid="002c3581"/>
    </style:style>
    <style:style style:name="P14" style:family="paragraph" style:parent-style-name="Standard">
      <style:paragraph-properties fo:text-align="start" style:justify-single-word="false"/>
      <style:text-properties style:font-name="Arial" style:text-underline-style="none" officeooo:rsid="002d6d0d" officeooo:paragraph-rsid="002d6d0d"/>
    </style:style>
    <style:style style:name="P15" style:family="paragraph" style:parent-style-name="Standard">
      <style:paragraph-properties fo:text-align="start" style:justify-single-word="false"/>
      <style:text-properties style:font-name="Arial" style:text-underline-style="none" officeooo:rsid="002db2f9" officeooo:paragraph-rsid="002db2f9"/>
    </style:style>
    <style:style style:name="P16" style:family="paragraph" style:parent-style-name="Standard">
      <style:paragraph-properties fo:text-align="start" style:justify-single-word="false" fo:break-before="page"/>
      <style:text-properties style:font-name="Arial" style:text-underline-style="none" officeooo:rsid="002db2f9" officeooo:paragraph-rsid="002db2f9"/>
    </style:style>
    <style:style style:name="P17" style:family="paragraph" style:parent-style-name="Standard">
      <style:paragraph-properties fo:text-align="start" style:justify-single-word="false"/>
      <style:text-properties style:font-name="Arial" style:text-underline-style="none" officeooo:rsid="002e9f72" officeooo:paragraph-rsid="002e9f72"/>
    </style:style>
    <style:style style:name="P18" style:family="paragraph" style:parent-style-name="Standard">
      <style:paragraph-properties fo:text-align="start" style:justify-single-word="false"/>
      <style:text-properties style:font-name="Arial" style:text-underline-style="none" officeooo:rsid="00385290" officeooo:paragraph-rsid="00385290"/>
    </style:style>
    <style:style style:name="P19" style:family="paragraph" style:parent-style-name="Standard">
      <style:paragraph-properties fo:text-align="start" style:justify-single-word="false"/>
      <style:text-properties style:font-name="Arial" style:text-underline-style="none" officeooo:rsid="003ba773" officeooo:paragraph-rsid="003ba773"/>
    </style:style>
    <style:style style:name="P20" style:family="paragraph" style:parent-style-name="Standard">
      <style:paragraph-properties fo:text-align="start" style:justify-single-word="false"/>
      <style:text-properties style:font-name="Arial" style:text-underline-style="none" officeooo:rsid="003c0114" officeooo:paragraph-rsid="003c0114"/>
    </style:style>
    <style:style style:name="P21" style:family="paragraph" style:parent-style-name="Standard">
      <style:paragraph-properties fo:text-align="start" style:justify-single-word="false"/>
      <style:text-properties style:font-name="Arial" style:text-underline-style="none" officeooo:rsid="003d27c2" officeooo:paragraph-rsid="003d27c2"/>
    </style:style>
    <style:style style:name="P22" style:family="paragraph" style:parent-style-name="Standard">
      <style:paragraph-properties fo:text-align="start" style:justify-single-word="false"/>
      <style:text-properties style:font-name="Arial" style:text-underline-style="none" officeooo:rsid="003f85f1" officeooo:paragraph-rsid="003f85f1"/>
    </style:style>
    <style:style style:name="P23" style:family="paragraph" style:parent-style-name="Standard">
      <style:paragraph-properties fo:text-align="start" style:justify-single-word="false"/>
      <style:text-properties style:font-name="Arial" style:text-underline-style="none" officeooo:rsid="003fe469" officeooo:paragraph-rsid="003fe469"/>
    </style:style>
    <style:style style:name="P24" style:family="paragraph" style:parent-style-name="Standard">
      <style:paragraph-properties fo:text-align="start" style:justify-single-word="false"/>
      <style:text-properties style:font-name="Arial" style:text-underline-style="none" officeooo:rsid="0042943d" officeooo:paragraph-rsid="0042943d"/>
    </style:style>
    <style:style style:name="P25" style:family="paragraph" style:parent-style-name="Standard">
      <style:paragraph-properties fo:text-align="start" style:justify-single-word="false"/>
      <style:text-properties style:font-name="Arial" style:text-underline-style="none" officeooo:rsid="0044a367" officeooo:paragraph-rsid="0044a367"/>
    </style:style>
    <style:style style:name="P26" style:family="paragraph" style:parent-style-name="Standard">
      <style:paragraph-properties fo:text-align="start" style:justify-single-word="false"/>
      <style:text-properties style:font-name="Arial" style:text-underline-style="none" officeooo:rsid="00486c1f" officeooo:paragraph-rsid="00486c1f"/>
    </style:style>
    <style:style style:name="P27" style:family="paragraph" style:parent-style-name="Standard">
      <style:paragraph-properties fo:text-align="start" style:justify-single-word="false"/>
      <style:text-properties style:font-name="Arial" style:text-underline-style="none" officeooo:rsid="004b4391" officeooo:paragraph-rsid="004b4391"/>
    </style:style>
    <style:style style:name="P28" style:family="paragraph" style:parent-style-name="Standard">
      <style:paragraph-properties fo:text-align="start" style:justify-single-word="false"/>
      <style:text-properties style:font-name="Arial" style:text-underline-style="none" officeooo:rsid="004d4c9d" officeooo:paragraph-rsid="004d4c9d"/>
    </style:style>
    <style:style style:name="P29" style:family="paragraph" style:parent-style-name="Standard">
      <style:paragraph-properties fo:text-align="start" style:justify-single-word="false"/>
      <style:text-properties style:font-name="Arial" style:text-underline-style="none" officeooo:rsid="004e19c8" officeooo:paragraph-rsid="004e19c8"/>
    </style:style>
    <style:style style:name="P30" style:family="paragraph" style:parent-style-name="Standard">
      <style:paragraph-properties fo:text-align="start" style:justify-single-word="false"/>
      <style:text-properties style:font-name="Arial" style:text-underline-style="solid" style:text-underline-width="auto" style:text-underline-color="font-color" officeooo:rsid="0038c0ca" officeooo:paragraph-rsid="0038c0ca"/>
    </style:style>
    <style:style style:name="P31" style:family="paragraph" style:parent-style-name="Standard">
      <style:paragraph-properties fo:text-align="start" style:justify-single-word="false"/>
      <style:text-properties style:font-name="Arial" style:text-underline-style="solid" style:text-underline-width="auto" style:text-underline-color="font-color" officeooo:rsid="004e19c8" officeooo:paragraph-rsid="004e19c8"/>
    </style:style>
    <style:style style:name="T1" style:family="text">
      <style:text-properties officeooo:rsid="0020c698"/>
    </style:style>
    <style:style style:name="T2" style:family="text">
      <style:text-properties officeooo:rsid="0020e274"/>
    </style:style>
    <style:style style:name="T3" style:family="text">
      <style:text-properties officeooo:rsid="00235d71"/>
    </style:style>
    <style:style style:name="T4" style:family="text">
      <style:text-properties officeooo:rsid="002572cf"/>
    </style:style>
    <style:style style:name="T5" style:family="text">
      <style:text-properties officeooo:rsid="0031f3e8"/>
    </style:style>
    <style:style style:name="T6" style:family="text">
      <style:text-properties officeooo:rsid="00419943"/>
    </style:style>
    <style:style style:name="T7" style:family="text">
      <style:text-properties officeooo:rsid="00448d86"/>
    </style:style>
    <style:style style:name="T8" style:family="text">
      <style:text-properties officeooo:rsid="004998be"/>
    </style:style>
    <style:style style:name="T9" style:family="text">
      <style:text-properties officeooo:rsid="004a3b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 Com</text:p>
      <text:p text:style-name="P1">Photographie informative : savoir les lire pour s’informer</text:p>
      <text:p text:style-name="P2"/>
      <text:p text:style-name="P3"/>
      <text:p text:style-name="P4">I) Le pouvoir de l’image</text:p>
      <text:p text:style-name="P4"/>
      <text:p text:style-name="P6">1) Naissance de la photographie</text:p>
      <text:p text:style-name="P6">⇒ Première expérience en 1826</text:p>
      <text:p text:style-name="P6">⇒ 1837, réduction du temps de pose qui passe de plusieurs heures a plusieurs minutes</text:p>
      <text:p text:style-name="P6">⇒ 1861, première photo couleur</text:p>
      <text:p text:style-name="P6"/>
      <text:p text:style-name="P7">2) Omniprésence de l’image</text:p>
      <text:p text:style-name="P7">⇒ Sur internet les mots disparaissent au profit des images</text:p>
      <text:p text:style-name="P7"/>
      <text:p text:style-name="P8">3) L’influence de l’image</text:p>
      <text:p text:style-name="P8">⇒ Les images ont la capacité de transmettre des émotions, plus immédiat que les mots, donc permet au cerveau de mieux mémoriser</text:p>
      <text:p text:style-name="P8">⇒ Une image est universelle, il n’y a pas besoin de connaître la langue pour comprendre</text:p>
      <text:p text:style-name="P8">⇒ Les images permettent de transmettre plus rapidement des informations</text:p>
      <text:p text:style-name="P8"/>
      <text:p text:style-name="P9">4)</text:p>
      <text:p text:style-name="P9">⇒ Photo Angello Cozzi , podium du 200 m des JO de Mexico en 1968</text:p>
      <text:p text:style-name="P9">Cette photo montre 2 athlètes afro américain levant un poing vers le ciel, qui signifie ce battre contre la ségrégation aux États-Unis. Et ils ont la tête baisser, signifiant qu’ils ont honte d’appartenir à un pays raciste.</text:p>
      <text:p text:style-name="P9"/>
      <text:p text:style-name="P9">⇒ Cette photo à fait le tour du monde, car c’est pendant les JO, de plus les JO est un moment où il n’y à pas de politique.</text:p>
      <text:p text:style-name="P9"/>
      <text:p text:style-name="P9"/>
      <text:p text:style-name="P5">II) Documenter le réel n’est pas montré le réel</text:p>
      <text:p text:style-name="P5"/>
      <text:p text:style-name="P9">1) L’objectivité c’est <text:span text:style-name="T1">de porter un jugement tout en évitant nos ap</text:span><text:span text:style-name="T2">rioris</text:span></text:p>
      <text:p text:style-name="P9"/>
      <text:p text:style-name="P10">2) ⇒ Une photographie ne peut pas être objective parce qu’il y a forcément un point de vu<text:span text:style-name="T4">e</text:span> mais aussi, car c’est forcément un<text:span text:style-name="T3">e</text:span> interprétation du réel.</text:p>
      <text:p text:style-name="P10">⇒ <text:span text:style-name="T3">ça ne pose pas forcément de problèmes si la photo n’est pas truquée. Si par ailleurs il n’y a pas plusieurs point de vue de la situation. Et si le spectateur sait que la suggestivité existe mais n’es pas un frein à l’information.</text:span></text:p>
      <text:p text:style-name="P9"/>
      <text:p text:style-name="P11">3) <text:span text:style-name="T4">Il faut un contexte, plusieurs point de vue différents, souvent plusieurs sources</text:span></text:p>
      <text:p text:style-name="P11"/>
      <text:p text:style-name="P12">4) ⇒ </text:p>
      <text:p text:style-name="P12">⇒ C’est un problème, car un journaliste ne fait pas de mise en scène, un service de communication, oui.</text:p>
      <text:p text:style-name="P12"/>
      <text:p text:style-name="P13">5) ⇒ Suivant le contexte, nous pouvons déformer la réalité. Une image prend du sens grâce aux mots.</text:p>
      <text:p text:style-name="P13"/>
      <text:p text:style-name="P14">6) ⇒ Le problème est que l’image est prise d’un film de 1926 et non de 1916.</text:p>
      <text:p text:style-name="P14"/>
      <text:p text:style-name="P15"/>
      <text:p text:style-name="P16">7) ⇒ Le problème actuel des images prisent par des amateurs sont que certain ne cherche pas à comprendre la situation de ce qu’il filme. Un certain nombre de personnes amateur ne rendent pas compte de la situation lorsqu’il tourne et par conséquent cela peut détourner la vision des médias.</text:p>
      <text:p text:style-name="P15"/>
      <text:p text:style-name="P17">8) ⇒ Les différence entre les 2 photographies de guerre sont qu’il y a 2 situations différentes, le fait qu’il y a des victimes dans la première photo, cela reflète la violence et l’horreur de la guerre. Tandis que la deuxième photo nous voyons des militaires qui posent avant la bataille, de façon héroïque.</text:p>
      <text:p text:style-name="P17"/>
      <text:p text:style-name="P17">9) ⇒ <text:span text:style-name="T5">Il n’y a pas de vérité absolue d’une image. Mais il faut plusieurs point de vue, plusieurs contextes.L’utilisation des mots est importante.</text:span></text:p>
      <text:p text:style-name="P17"/>
      <text:p text:style-name="P18">10) ⇒ Pour éviter toute manipulation il est important de vérifier les sources de l’image, le contexte.</text:p>
      <text:p text:style-name="P18"/>
      <text:p text:style-name="P18"/>
      <text:p text:style-name="P30">III) Mensonge des images ? Manipuler les images ou manipuler le public</text:p>
      <text:p text:style-name="P30"/>
      <text:p text:style-name="P19">1) ⇒ La différence entre les 2 images est la bague qui à été retiré</text:p>
      <text:p text:style-name="P19"/>
      <text:p text:style-name="P19">2) ⇒ Le figaro a enlevé la bague pour pas montrer la richesse de la personne</text:p>
      <text:p text:style-name="P19"/>
      <text:p text:style-name="P19">3) ⇒ Le journal a présenté ses excuses car cela donne de fausse informations en photoshopant l’image</text:p>
      <text:p text:style-name="P19"/>
      <text:p text:style-name="P20">4) ⇒ Dans la première image c’est utilisé pour de l’esthétique, dans la deuxième c’est utilisé pour travailler artistiquement une idée et dans la troisième image pour cacher des informations pour but politique.</text:p>
      <text:p text:style-name="P20"/>
      <text:p text:style-name="P21">5) ⇒ Aujourd’hui il est plus facile de faire des photomontages.</text:p>
      <text:p text:style-name="P21"/>
      <text:p text:style-name="P21">6) ⇒ La retouche d’image fait partie du travail du photographe, mais la limite est parfois difficile entre un travail d’information et un travail de désinformation.</text:p>
      <text:p text:style-name="P21"/>
      <text:p text:style-name="P22">7) ⇒ Il y a plein de conflit ou de situation où on a pas d’image ou peu d’image donc le public a l’impression que ça n’existe pas.</text:p>
      <text:p text:style-name="P22"/>
      <text:p text:style-name="P23">8) ⇒ On a un problème d’infobésité, un trop plein d’information, qui noie certain<text:span text:style-name="T6">es</text:span> informations il faut alors faire un choix de ce qu’on veut savoir.</text:p>
      <text:p text:style-name="P23"/>
      <text:p text:style-name="P24">9) ⇒ Quand des meurtres de masse sont perpétrés, le pouvoir en place fait tout pour qu’on <text:span text:style-name="T7">ait</text:span> pas d’images.</text:p>
      <text:p text:style-name="P24"/>
      <text:p text:style-name="P25">10) ⇒ Le culte des images perdure et quand il y a des sentiments fort (tristesse, joie…) l’humain a tendance à ne pas penser.</text:p>
      <text:p text:style-name="P25"/>
      <text:p text:style-name="P26">11) ⇒ <text:span text:style-name="T8">Il faut vérifier la source, de plus essayer d’analyser l’image, </text:span><text:span text:style-name="T9">des chiffres et prendre du recul afin de garder un esprit critique.</text:span></text:p>
      <text:p text:style-name="P26"/>
      <text:p text:style-name="P27">12) ⇒ Pas mal de théorie du complot sur internet, car c’est facile de diffuser des informations, car des gens se méfient des informations officielles, car ce qui est <text:soft-page-break/>sensationnel est facilement relégué sur les réseaux sociaux, car les non-complotistes ne répondent pas.</text:p>
      <text:p text:style-name="P27"/>
      <text:p text:style-name="P28">13) Les complotistes ont du mal à interpréter les images.</text:p>
      <text:p text:style-name="P28"/>
      <text:p text:style-name="P31">IV) Acteur de l’information</text:p>
      <text:p text:style-name="P29"/>
      <text:p text:style-name="P29">14) C’est important que les citoyens photographient les situations importantes pour que les images servent de preuv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4:00:28.448237190</meta:creation-date>
    <dc:date>2023-03-27T12:00:32.304940339</dc:date>
    <meta:editing-duration>PT2H52M44S</meta:editing-duration>
    <meta:editing-cycles>41</meta:editing-cycles>
    <meta:generator>LibreOffice/7.4.6.2$Linux_X86_64 LibreOffice_project/40$Build-2</meta:generator>
    <meta:document-statistic meta:table-count="0" meta:image-count="0" meta:object-count="0" meta:page-count="3" meta:paragraph-count="46" meta:word-count="824" meta:character-count="4651" meta:non-whitespace-character-count="3872"/>
  </office:meta>
</office:document-meta>
</file>